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051cm" draw:marker-start="Arrow" draw:marker-start-width="0.178cm" draw:marker-end="Arrow" draw:marker-end-width="0.178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MU Serif'" style:font-family-generic="roman" style:font-pitch="variable" fo:font-size="12pt" style:font-size-asian="12pt" style:font-size-complex="12pt"/>
    </style:style>
    <style:style style:name="T1" style:family="text">
      <style:text-properties fo:font-family="'CMU Serif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97cm" svg:height="6.858cm" svg:x="6.09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302cm" svg:height="1.778cm" svg:x="6.858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6.858cm" svg:y="4.583cm">
          <draw:text-box>
            <text:p text:style-name="P1"><text:span text:style-name="T1">Clause </text:span></text:p>
            <text:p text:style-name="P1"><text:span text:style-name="T1">Database</text:span></text:p>
          </draw:text-box>
        </draw:frame>
        <draw:custom-shape draw:style-name="gr1" draw:text-style-name="P1" draw:layer="layout" svg:width="3.302cm" svg:height="1.778cm" svg:x="11.43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11.43cm" svg:y="4.583cm">
          <draw:text-box>
            <text:p text:style-name="P1"><text:span text:style-name="T1">Clause </text:span></text:p>
            <text:p text:style-name="P1"><text:span text:style-name="T1">Database</text:span></text:p>
          </draw:text-box>
        </draw:frame>
        <draw:custom-shape draw:style-name="gr1" draw:text-style-name="P1" draw:layer="layout" svg:width="3.302cm" svg:height="1.778cm" svg:x="16.002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16.002cm" svg:y="4.583cm">
          <draw:text-box>
            <text:p text:style-name="P1"><text:span text:style-name="T1">Clause </text:span></text:p>
            <text:p text:style-name="P1"><text:span text:style-name="T1">Database</text:span></text:p>
          </draw:text-box>
        </draw:frame>
        <draw:custom-shape draw:style-name="gr1" draw:text-style-name="P1" xml:id="id2" draw:id="id2" draw:layer="layout" svg:width="3.302cm" svg:height="2.286cm" svg:x="6.858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6.858cm" svg:y="8.382cm">
          <draw:text-box>
            <text:p text:style-name="P1"><text:span text:style-name="T1">SAT solver</text:span></text:p>
            <text:p text:style-name="P1"><text:span text:style-name="T1">thread 1</text:span></text:p>
          </draw:text-box>
        </draw:frame>
        <draw:custom-shape draw:style-name="gr1" draw:text-style-name="P1" draw:layer="layout" svg:width="3.302cm" svg:height="2.286cm" svg:x="11.43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11.43cm" svg:y="8.382cm">
          <draw:text-box>
            <text:p text:style-name="P1"><text:span text:style-name="T1">SAT solver</text:span></text:p>
            <text:p text:style-name="P1"><text:span text:style-name="T1">thread 2</text:span></text:p>
          </draw:text-box>
        </draw:frame>
        <draw:custom-shape draw:style-name="gr1" draw:text-style-name="P1" draw:layer="layout" svg:width="3.302cm" svg:height="2.286cm" svg:x="16.002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16.002cm" svg:y="8.382cm">
          <draw:text-box>
            <text:p text:style-name="P1"><text:span text:style-name="T1">SAT solver</text:span></text:p>
            <text:p text:style-name="P1"><text:span text:style-name="T1">thread 3</text:span></text:p>
          </draw:text-box>
        </draw:frame>
        <draw:connector draw:style-name="gr3" draw:text-style-name="P1" draw:layer="layout" draw:type="line" svg:x1="8.509cm" svg:y1="6.096cm" svg:x2="8.509cm" svg:y2="7.874cm" draw:start-shape="id1" draw:start-glue-point="2" draw:end-shape="id2" draw:end-glue-point="0" svg:d="m8509 6096v1778">
          <text:p/>
        </draw:connector>
        <draw:connector draw:style-name="gr3" draw:text-style-name="P1" draw:layer="layout" draw:type="line" svg:x1="13.208cm" svg:y1="6.096cm" svg:x2="13.208cm" svg:y2="7.874cm" svg:d="m13208 6096v1778">
          <text:p/>
        </draw:connector>
        <draw:connector draw:style-name="gr3" draw:text-style-name="P1" draw:layer="layout" draw:type="line" svg:x1="17.78cm" svg:y1="6.096cm" svg:x2="17.78cm" svg:y2="7.874cm" svg:d="m17780 6096v177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3.97cm" svg:height="6.858cm" svg:x="6.095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259cm" svg:x="6.857cm" svg:y="2.04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3.302cm" svg:height="1.259cm" svg:x="6.857cm" svg:y="2.043cm">
          <draw:text-box>
            <text:p text:style-name="P1"><text:span text:style-name="T1">N-Clause </text:span></text:p>
            <text:p text:style-name="P1"><text:span text:style-name="T1">Database</text:span></text:p>
          </draw:text-box>
        </draw:frame>
        <draw:custom-shape draw:style-name="gr1" draw:text-style-name="P1" draw:layer="layout" svg:width="3.302cm" svg:height="1.259cm" svg:x="11.429cm" svg:y="2.04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3.302cm" svg:height="1.259cm" svg:x="11.429cm" svg:y="2.043cm">
          <draw:text-box>
            <text:p text:style-name="P1"><text:span text:style-name="T1">N-Clause </text:span></text:p>
            <text:p text:style-name="P1"><text:span text:style-name="T1">Database</text:span></text:p>
          </draw:text-box>
        </draw:frame>
        <draw:custom-shape draw:style-name="gr1" draw:text-style-name="P1" draw:layer="layout" svg:width="3.302cm" svg:height="1.259cm" svg:x="16.001cm" svg:y="2.04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8" draw:id="id8" draw:layer="layout" svg:width="3.302cm" svg:height="1.259cm" svg:x="16.001cm" svg:y="2.043cm">
          <draw:text-box>
            <text:p text:style-name="P1"><text:span text:style-name="T1">N-Clause </text:span></text:p>
            <text:p text:style-name="P1"><text:span text:style-name="T1">Database</text:span></text:p>
          </draw:text-box>
        </draw:frame>
        <draw:custom-shape draw:style-name="gr1" draw:text-style-name="P1" xml:id="id4" draw:id="id4" draw:layer="layout" svg:width="3.302cm" svg:height="1.259cm" svg:x="6.858cm" svg:y="4.572cm">
          <draw:glue-point draw:id="4" svg:x="-2.692cm" svg:y="5.003cm"/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302cm" svg:height="1.259cm" svg:x="6.858cm" svg:y="4.572cm">
          <draw:text-box>
            <text:p text:style-name="P1"><text:span text:style-name="T1">SAT solver</text:span></text:p>
            <text:p text:style-name="P1"><text:span text:style-name="T1">thread 1</text:span></text:p>
          </draw:text-box>
        </draw:frame>
        <draw:custom-shape draw:style-name="gr1" draw:text-style-name="P1" draw:layer="layout" svg:width="3.302cm" svg:height="1.259cm" svg:x="11.43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7" draw:id="id7" draw:layer="layout" svg:width="3.302cm" svg:height="1.259cm" svg:x="11.43cm" svg:y="4.572cm">
          <draw:text-box>
            <text:p text:style-name="P1"><text:span text:style-name="T1">SAT solver</text:span></text:p>
            <text:p text:style-name="P1"><text:span text:style-name="T1">thread 2</text:span></text:p>
          </draw:text-box>
        </draw:frame>
        <draw:custom-shape draw:style-name="gr1" draw:text-style-name="P1" draw:layer="layout" svg:width="3.302cm" svg:height="1.259cm" svg:x="16.002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9" draw:id="id9" draw:layer="layout" svg:width="3.302cm" svg:height="1.259cm" svg:x="16.002cm" svg:y="4.572cm">
          <draw:text-box>
            <text:p text:style-name="P1"><text:span text:style-name="T1">SAT solver</text:span></text:p>
            <text:p text:style-name="P1"><text:span text:style-name="T1">thread 3</text:span></text:p>
          </draw:text-box>
          <draw:glue-point draw:id="4" svg:x="2.692cm" svg:y="5.003cm"/>
        </draw:frame>
        <draw:custom-shape draw:style-name="gr1" draw:text-style-name="P1" xml:id="id3" draw:id="id3" draw:layer="layout" svg:width="8.382cm" svg:height="1.27cm" svg:x="8.89cm" svg:y="6.85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8.89cm" svg:y1="7.493cm" svg:x2="7.621cm" svg:y2="5.83cm" draw:start-shape="id3" draw:start-glue-point="3" draw:end-shape="id4" draw:end-glue-point="4" svg:d="m8890 7493h-501l-768-1162v-501">
          <text:p/>
        </draw:connector>
        <draw:connector draw:style-name="gr3" draw:text-style-name="P1" draw:layer="layout" draw:type="line" svg:x1="8.508cm" svg:y1="3.302cm" svg:x2="8.509cm" svg:y2="4.572cm" draw:start-shape="id5" draw:start-glue-point="2" draw:end-shape="id4" draw:end-glue-point="0" svg:d="m8508 3302 1 1270">
          <text:p/>
        </draw:connector>
        <draw:connector draw:style-name="gr3" draw:text-style-name="P1" draw:layer="layout" draw:type="line" svg:x1="13.08cm" svg:y1="3.302cm" svg:x2="13.081cm" svg:y2="4.572cm" draw:start-shape="id6" draw:start-glue-point="2" draw:end-shape="id7" draw:end-glue-point="0" svg:d="m13080 3302 1 1270">
          <text:p/>
        </draw:connector>
        <draw:connector draw:style-name="gr3" draw:text-style-name="P1" draw:layer="layout" draw:type="line" svg:x1="17.652cm" svg:y1="3.302cm" svg:x2="17.653cm" svg:y2="4.572cm" draw:start-shape="id8" draw:start-glue-point="2" draw:end-shape="id9" draw:end-glue-point="0" svg:d="m17652 3302 1 1270">
          <text:p/>
        </draw:connector>
        <draw:connector draw:style-name="gr3" draw:text-style-name="P1" draw:layer="layout" draw:type="line" svg:x1="13.081cm" svg:y1="5.831cm" svg:x2="13.081cm" svg:y2="6.858cm" draw:start-shape="id7" draw:start-glue-point="2" draw:end-shape="id3" draw:end-glue-point="0" svg:d="m13081 5831v1027">
          <text:p/>
        </draw:connector>
        <draw:connector draw:style-name="gr3" draw:text-style-name="P1" draw:layer="layout" draw:type="lines" svg:x1="17.272cm" svg:y1="7.493cm" svg:x2="18.541cm" svg:y2="5.83cm" draw:start-shape="id3" draw:start-glue-point="1" draw:end-shape="id9" draw:end-glue-point="4" svg:d="m17272 7493h501l768-1162v-501">
          <text:p/>
        </draw:connector>
        <draw:frame draw:style-name="gr2" draw:text-style-name="P2" draw:layer="layout" svg:width="8.128cm" svg:height="0.755cm" svg:x="8.89cm" svg:y="7.119cm">
          <draw:text-box>
            <text:p text:style-name="P1"><text:span text:style-name="T1">Binary Clause Databa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13.97cm" svg:height="6.858cm" svg:x="6.095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259cm" svg:x="6.858cm" svg:y="6.604cm">
          <draw:glue-point draw:id="4" svg:x="-2.692cm" svg:y="5.003cm"/>
          <text:p/>
          <draw:enhanced-geometry svg:viewBox="0 0 21600 21600" draw:type="rectangle" draw:enhanced-path="M 0 0 L 21600 0 21600 21600 0 21600 0 0 Z N"/>
        </draw:custom-shape>
        <draw:frame draw:style-name="gr5" draw:text-style-name="P2" xml:id="id11" draw:id="id11" draw:layer="layout" svg:width="3.302cm" svg:height="1.259cm" svg:x="6.858cm" svg:y="6.604cm">
          <draw:text-box>
            <text:p text:style-name="P1"><text:span text:style-name="T1">SAT solver</text:span></text:p>
            <text:p text:style-name="P1"><text:span text:style-name="T1">thread 1</text:span></text:p>
          </draw:text-box>
        </draw:frame>
        <draw:custom-shape draw:style-name="gr1" draw:text-style-name="P1" draw:layer="layout" svg:width="3.302cm" svg:height="1.259cm" svg:x="11.43cm" svg:y="6.60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3" draw:id="id13" draw:layer="layout" svg:width="3.302cm" svg:height="1.259cm" svg:x="11.43cm" svg:y="6.604cm">
          <draw:text-box>
            <text:p text:style-name="P1"><text:span text:style-name="T1">SAT solver</text:span></text:p>
            <text:p text:style-name="P1"><text:span text:style-name="T1">thread 2</text:span></text:p>
          </draw:text-box>
        </draw:frame>
        <draw:custom-shape draw:style-name="gr1" draw:text-style-name="P1" draw:layer="layout" svg:width="3.302cm" svg:height="1.259cm" svg:x="16.002cm" svg:y="6.60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2" draw:id="id12" draw:layer="layout" svg:width="3.302cm" svg:height="1.259cm" svg:x="16.002cm" svg:y="6.604cm">
          <draw:text-box>
            <text:p text:style-name="P1"><text:span text:style-name="T1">SAT solver</text:span></text:p>
            <text:p text:style-name="P1"><text:span text:style-name="T1">thread 3</text:span></text:p>
          </draw:text-box>
          <draw:glue-point draw:id="4" svg:x="2.692cm" svg:y="5.003cm"/>
        </draw:frame>
        <draw:custom-shape draw:style-name="gr1" draw:text-style-name="P1" xml:id="id10" draw:id="id10" draw:layer="layout" svg:width="12.446cm" svg:height="2.783cm" svg:x="6.858cm" svg:y="2.297cm">
          <draw:glue-point draw:id="4" svg:x="-3.673cm" svg:y="5.001cm"/>
          <draw:glue-point draw:id="5" svg:x="3.673cm" svg:y="5.001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778cm" svg:x="7.62cm" svg:y="2.794cm">
          <draw:glue-point draw:id="4" svg:x="-2.692cm" svg:y="5.00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778cm" svg:x="13.462cm" svg:y="2.794cm">
          <draw:glue-point draw:id="4" svg:x="-2.692cm" svg:y="5.003cm"/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302cm" svg:height="1.259cm" svg:x="8.382cm" svg:y="3.059cm">
          <draw:text-box>
            <text:p text:style-name="P1"><text:span text:style-name="T1">N-clause database</text:span></text:p>
          </draw:text-box>
        </draw:frame>
        <draw:frame draw:style-name="gr5" draw:text-style-name="P2" draw:layer="layout" svg:width="3.302cm" svg:height="1.259cm" svg:x="14.478cm" svg:y="3.059cm">
          <draw:text-box>
            <text:p text:style-name="P1"><text:span text:style-name="T1">Binary clause database</text:span></text:p>
          </draw:text-box>
        </draw:frame>
        <draw:connector draw:style-name="gr3" draw:text-style-name="P1" draw:layer="layout" draw:type="line" svg:x1="8.51cm" svg:y1="5.079cm" svg:x2="8.509cm" svg:y2="6.604cm" draw:start-shape="id10" draw:start-glue-point="4" draw:end-shape="id11" draw:end-glue-point="0" svg:d="m8510 5079-1 1525">
          <text:p/>
        </draw:connector>
        <draw:connector draw:style-name="gr3" draw:text-style-name="P1" draw:layer="layout" draw:type="line" svg:x1="17.652cm" svg:y1="5.079cm" svg:x2="17.653cm" svg:y2="6.604cm" draw:start-shape="id10" draw:start-glue-point="5" draw:end-shape="id12" draw:end-glue-point="0" svg:d="m17652 5079 1 1525">
          <text:p/>
        </draw:connector>
        <draw:connector draw:style-name="gr3" draw:text-style-name="P1" draw:layer="layout" draw:type="line" svg:x1="13.081cm" svg:y1="5.08cm" svg:x2="13.081cm" svg:y2="6.604cm" draw:start-shape="id10" draw:start-glue-point="2" draw:end-shape="id13" draw:end-glue-point="0" svg:d="m13081 5080v1524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9T09:40:01</meta:creation-date>
    <meta:editing-duration>PT1H40M20S</meta:editing-duration>
    <meta:editing-cycles>4</meta:editing-cycles>
    <dc:date>2012-07-04T11:59:22</dc:date>
    <meta:generator>LibreOffice/3.4$Unix LibreOffice_project/340m1$Build-402</meta:generator>
    <meta:document-statistic meta:object-count="79"/>
  </office:meta>
</office:document-meta>
</file>